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Ersti (Student in dem ersten Semester)</text:p>
      <text:p text:style-name="Normal">Name: Sonke Tolke</text:p>
      <text:p text:style-name="Normal">Tätigkeit: Student/Arbeitslos</text:p>
      <text:p text:style-name="Normal">Familienstand: ledig</text:p>
      <text:p text:style-name="Normal">Alter: 18</text:p>
      <text:p text:style-name="Normal">Ziele: Studium erfolgreich zu abschließen.<text:s/></text:p>
      <text:p text:style-name="Normal">Wünsche: möchte neue Leute kennen lernen.</text:p>
      <text:p text:style-name="Normal">Ausbildung/Wissen: Abitur mit einem Durchschnitt von 2,6</text:p>
      <text:p text:style-name="Normal"/>
      <text:p text:style-name="Normal">Sonke Tolke ist 18 Jahre Alt und fängt gerade sein Studium an der Fachhochschule Dortmund in der Fachbereich Informatik an. Er pendelt täglich 1,5 Stunden aus Bielefeld und hat noch keine Bekannten in Dortmund. Er plant nicht nach Dortmund zu zuziehen und pendelt direkt nach der Uni nach Bielefeld<text:s/>zu seinen Familienhaus<text:s/>zurück.<text:s/></text:p>
      <text:p text:style-name="Normal">Sonke besitzt ein Handy HTC One<text:s/>M<text:s/>mit dem Betriebssystem Android. Er hat nicht vor sich ein neues Handy zu holen. In seinem Freizeit spielt Sonke Pen<text:s/>and Paper<text:s/>Spiele<text:s/>mit<text:s/>seinen<text:s/>Freunden<text:s/>aus Bielefeld.<text:s/><text:s/></text:p>
      <text:p text:style-name="Normal">Als Pendler hat er die einzige Möglichkeiten neue soziale Kontakte zu knüpfen nur währen der Pausen, Übungen und Vorlesunge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kolaj Wawrzyniak</meta:initial-creator>
    <dc:creator>Mikolaj Wawrzyniak</dc:creator>
    <meta:creation-date>2017-05-02T12:24:00Z</meta:creation-date>
    <dc:date>2017-05-02T12:55:00Z</dc:date>
    <meta:template xlink:href="Normal.dotm" xlink:type="simple"/>
    <meta:editing-cycles>2</meta:editing-cycles>
    <meta:editing-duration>PT0S</meta:editing-duration>
    <meta:document-statistic meta:page-count="1" meta:paragraph-count="1" meta:word-count="126" meta:character-count="923" meta:row-count="6" meta:non-whitespace-character-count="798"/>
  </office:meta>
</office:document-meta>
</file>